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reeSans1" svg:font-family="FreeSans"/>
    <style:font-face style:name="Symbol" svg:font-family="Symbol"/>
    <style:font-face style:name="Wingdings" svg:font-family="Wingdings"/>
    <style:font-face style:name="Courier New" svg:font-family="'Courier New'" style:font-adornments="Normal"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style:font-size-asian="14pt" style:font-name-complex="Times New Roman1" style:font-size-complex="14pt"/>
    </style:style>
    <style:style style:name="P2" style:family="paragraph" style:parent-style-name="Standard">
      <style:paragraph-properties fo:line-height="150%"/>
    </style:style>
    <style:style style:name="P3" style:family="paragraph" style:parent-style-name="Standard">
      <style:text-properties style:font-name="Cambria" fo:font-size="12pt" style:font-size-asian="12pt" style:font-size-complex="12pt"/>
    </style:style>
    <style:style style:name="P4" style:family="paragraph" style:parent-style-name="Standard">
      <style:text-properties style:font-name="Cambria" fo:font-size="12pt" style:font-size-asian="12pt" style:font-name-complex="Times New Roman1" style:font-size-complex="12pt"/>
    </style:style>
    <style:style style:name="P5" style:family="paragraph" style:parent-style-name="Standard" style:list-style-name="WWNum2">
      <style:paragraph-properties fo:margin-top="0in" fo:margin-bottom="0in" fo:line-height="150%" fo:orphans="0" fo:widows="0" fo:hyphenation-ladder-count="no-limit"/>
      <style:text-properties fo:hyphenate="false" fo:hyphenation-remain-char-count="2" fo:hyphenation-push-char-count="2"/>
    </style:style>
    <style:style style:name="P6" style:family="paragraph" style:parent-style-name="Standard">
      <style:paragraph-properties fo:margin-top="0in" fo:margin-bottom="0in" fo:line-height="150%" fo:text-align="justify" style:justify-single-word="false"/>
    </style:style>
    <style:style style:name="P7" style:family="paragraph" style:parent-style-name="Standard" style:list-style-name="WWNum9">
      <style:paragraph-properties fo:margin-top="0in" fo:margin-bottom="0in" fo:line-height="150%" fo:text-align="justify" style:justify-single-word="false"/>
    </style:style>
    <style:style style:name="P8" style:family="paragraph" style:parent-style-name="Standard" style:list-style-name="WWNum11">
      <style:paragraph-properties fo:margin-top="0in" fo:margin-bottom="0in" fo:line-height="150%" fo:text-align="justify" style:justify-single-word="false"/>
    </style:style>
    <style:style style:name="P9" style:family="paragraph" style:parent-style-name="Standard">
      <style:paragraph-properties fo:margin-top="0in" fo:margin-bottom="0in" fo:line-height="150%" fo:orphans="0" fo:widows="0" fo:hyphenation-ladder-count="no-limit"/>
      <style:text-properties fo:font-size="12pt" style:font-size-asian="12pt" style:font-size-complex="12pt" fo:hyphenate="false" fo:hyphenation-remain-char-count="2" fo:hyphenation-push-char-count="2"/>
    </style:style>
    <style:style style:name="P10" style:family="paragraph" style:parent-style-name="Standard">
      <style:paragraph-properties fo:margin-top="0in" fo:margin-bottom="0in" fo:line-height="150%" fo:orphans="0" fo:widows="0" fo:hyphenation-ladder-count="no-limit"/>
      <style:text-properties style:font-name="Times New Roman" fo:font-size="12pt" fo:font-weight="bold" style:font-size-asian="12pt" style:font-weight-asian="bold" style:font-name-complex="Times New Roman1" style:font-size-complex="12pt" fo:hyphenate="false" fo:hyphenation-remain-char-count="2" fo:hyphenation-push-char-count="2"/>
    </style:style>
    <style:style style:name="P11" style:family="paragraph" style:parent-style-name="Standard">
      <style:paragraph-properties fo:margin-left="0.25in" fo:margin-right="0in" fo:text-indent="0in" style:auto-text-indent="false"/>
    </style:style>
    <style:style style:name="P12" style:family="paragraph" style:parent-style-name="Standard">
      <style:paragraph-properties fo:margin-left="1in" fo:margin-right="0in" fo:text-indent="0in" style:auto-text-indent="false"/>
    </style:style>
    <style:style style:name="P13" style:family="paragraph" style:parent-style-name="Standard">
      <style:paragraph-properties fo:margin-left="1in" fo:margin-right="0in" fo:text-indent="0in" style:auto-text-indent="false"/>
      <style:text-properties style:font-name="Cambria" fo:font-size="12pt" style:font-size-asian="12pt" style:font-name-complex="Times New Roman1" style:font-size-complex="12pt"/>
    </style:style>
    <style:style style:name="P14" style:family="paragraph" style:parent-style-name="Standard" style:master-page-name="Standard">
      <style:paragraph-properties fo:line-height="150%" style:page-number="auto"/>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15" style:family="paragraph" style:parent-style-name="List_20_Paragraph">
      <style:paragraph-properties fo:line-height="150%"/>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16" style:family="paragraph" style:parent-style-name="List_20_Paragraph" style:list-style-name="WWNum1"/>
    <style:style style:name="P17" style:family="paragraph" style:parent-style-name="List_20_Paragraph" style:list-style-name="WWNum1">
      <style:paragraph-properties fo:line-height="150%"/>
    </style:style>
    <style:style style:name="P18" style:family="paragraph" style:parent-style-name="List_20_Paragraph" style:list-style-name="WWNum11">
      <style:paragraph-properties fo:line-height="150%"/>
    </style:style>
    <style:style style:name="P19" style:family="paragraph" style:parent-style-name="List_20_Paragraph">
      <style:text-properties style:font-name="Cambria" fo:font-size="12pt" style:font-size-asian="12pt" style:font-size-complex="12pt"/>
    </style:style>
    <style:style style:name="P20" style:family="paragraph" style:parent-style-name="List_20_Paragraph">
      <style:text-properties style:font-name="Cambria" fo:font-size="12pt" style:font-size-asian="12pt" style:font-name-complex="Times New Roman1" style:font-size-complex="12pt"/>
    </style:style>
    <style:style style:name="P21" style:family="paragraph" style:parent-style-name="List_20_Paragraph" style:list-style-name="WWNum14"/>
    <style:style style:name="P22" style:family="paragraph" style:parent-style-name="List_20_Paragraph" style:list-style-name="WWNum15"/>
    <style:style style:name="P23" style:family="paragraph" style:parent-style-name="List_20_Paragraph" style:list-style-name="WWNum16"/>
    <style:style style:name="P24" style:family="paragraph" style:parent-style-name="List_20_Paragraph" style:list-style-name="WWNum19"/>
    <style:style style:name="P25" style:family="paragraph" style:parent-style-name="List_20_Paragraph" style:list-style-name="WWNum17"/>
    <style:style style:name="P26" style:family="paragraph" style:parent-style-name="List_20_Paragraph" style:list-style-name="WWNum20"/>
    <style:style style:name="P27" style:family="paragraph" style:parent-style-name="List_20_Paragraph" style:list-style-name="WWNum18"/>
    <style:style style:name="P28" style:family="paragraph" style:parent-style-name="List_20_Paragraph" style:list-style-name="WWNum21"/>
    <style:style style:name="P29" style:family="paragraph" style:parent-style-name="List_20_Paragraph" style:list-style-name="WWNum22"/>
    <style:style style:name="P30" style:family="paragraph" style:parent-style-name="List_20_Paragraph" style:list-style-name="WWNum23"/>
    <style:style style:name="P31" style:family="paragraph" style:parent-style-name="List_20_Paragraph" style:list-style-name="WWNum2">
      <style:paragraph-properties fo:margin-top="0in" fo:margin-bottom="0in" fo:line-height="150%" fo:orphans="0" fo:widows="0" fo:hyphenation-ladder-count="no-limit"/>
      <style:text-properties fo:hyphenate="false" fo:hyphenation-remain-char-count="2" fo:hyphenation-push-char-count="2"/>
    </style:style>
    <style:style style:name="P32" style:family="paragraph" style:parent-style-name="List_20_Paragraph" style:list-style-name="WWNum1">
      <style:paragraph-properties fo:margin-top="0in" fo:margin-bottom="0in" fo:line-height="150%" fo:orphans="0" fo:widows="0" fo:hyphenation-ladder-count="no-limit"/>
      <style:text-properties fo:hyphenate="false" fo:hyphenation-remain-char-count="2" fo:hyphenation-push-char-count="2"/>
    </style:style>
    <style:style style:name="P33" style:family="paragraph" style:parent-style-name="List_20_Paragraph">
      <style:paragraph-properties fo:margin-top="0in" fo:margin-bottom="0in" fo:line-height="150%" fo:text-align="justify" style:justify-single-word="false"/>
    </style:style>
    <style:style style:name="P34" style:family="paragraph" style:parent-style-name="List_20_Paragraph">
      <style:paragraph-properties fo:margin-top="0in" fo:margin-bottom="0in" fo:line-height="150%" fo:orphans="0" fo:widows="0" fo:hyphenation-ladder-count="no-limit"/>
      <style:text-properties style:font-name="Times New Roman" fo:font-size="12pt" fo:font-weight="bold" style:font-size-asian="12pt" style:font-weight-asian="bold" style:font-name-complex="Times New Roman1" style:font-size-complex="12pt" fo:hyphenate="false" fo:hyphenation-remain-char-count="2" fo:hyphenation-push-char-count="2"/>
    </style:style>
    <style:style style:name="P35" style:family="paragraph" style:parent-style-name="List_20_Paragraph">
      <style:paragraph-properties fo:margin-top="0in" fo:margin-bottom="0in" fo:line-height="150%" fo:text-align="justify" style:justify-single-word="false"/>
      <style:text-properties style:font-name="Cambria" style:font-name-complex="Times New Roman1"/>
    </style:style>
    <style:style style:name="P36" style:family="paragraph" style:parent-style-name="List_20_Paragraph">
      <style:paragraph-properties fo:margin-left="0.7811in" fo:margin-right="0in" fo:margin-top="0in" fo:margin-bottom="0in" fo:line-height="150%" fo:orphans="0" fo:widows="0" fo:hyphenation-ladder-count="no-limit" fo:text-indent="0in" style:auto-text-indent="false"/>
      <style:text-properties style:font-name="Times New Roman" fo:font-size="12pt" fo:font-weight="bold" style:font-size-asian="12pt" style:font-weight-asian="bold" style:font-name-complex="Times New Roman1" style:font-size-complex="12pt" fo:hyphenate="false" fo:hyphenation-remain-char-count="2" fo:hyphenation-push-char-count="2"/>
    </style:style>
    <style:style style:name="P37" style:family="paragraph" style:parent-style-name="List_20_Paragraph">
      <style:paragraph-properties fo:margin-left="0.75in" fo:margin-right="0in" fo:text-indent="0in" style:auto-text-indent="false"/>
    </style:style>
    <style:style style:name="P38" style:family="paragraph" style:parent-style-name="List_20_Paragraph">
      <style:paragraph-properties fo:margin-left="0.75in" fo:margin-right="0in" fo:text-indent="0in" style:auto-text-indent="false"/>
      <style:text-properties style:font-name="Cambria" fo:font-size="12pt" style:font-size-asian="12pt" style:font-size-complex="12pt"/>
    </style:style>
    <style:style style:name="P39" style:family="paragraph" style:parent-style-name="List_20_Paragraph">
      <style:paragraph-properties fo:margin-left="0.75in" fo:margin-right="0in" fo:line-height="150%" fo:text-indent="0in" style:auto-text-indent="false"/>
      <style:text-properties style:font-name="Cambria" fo:font-size="12pt" style:font-size-asian="12pt" style:font-size-complex="12pt"/>
    </style:style>
    <style:style style:name="P40" style:family="paragraph" style:parent-style-name="List_20_Paragraph">
      <style:paragraph-properties fo:margin-left="0.75in" fo:margin-right="0in" fo:text-indent="0in" style:auto-text-indent="false"/>
      <style:text-properties style:font-name="Cambria" fo:font-size="12pt" style:font-size-asian="12pt" style:font-name-complex="Times New Roman1" style:font-size-complex="12pt"/>
    </style:style>
    <style:style style:name="P41" style:family="paragraph" style:parent-style-name="List_20_Paragraph">
      <style:paragraph-properties fo:margin-left="0.75in" fo:margin-right="0in" fo:text-indent="0in" style:auto-text-indent="false"/>
      <style:text-properties style:font-name="Times New Roman" fo:font-size="14pt" style:font-size-asian="14pt" style:font-name-complex="Times New Roman1" style:font-size-complex="14pt"/>
    </style:style>
    <style:style style:name="P42" style:family="paragraph" style:parent-style-name="List_20_Paragraph">
      <style:paragraph-properties fo:margin-left="0.7189in" fo:margin-right="0in" fo:text-indent="0in" style:auto-text-indent="false"/>
      <style:text-properties style:font-name="Cambria" fo:font-size="12pt" style:font-size-asian="12pt" style:font-size-complex="12pt"/>
    </style:style>
    <style:style style:name="P43" style:family="paragraph" style:parent-style-name="List_20_Paragraph">
      <style:paragraph-properties fo:margin-left="0.7189in" fo:margin-right="0in" fo:text-indent="0.0311in" style:auto-text-indent="false"/>
    </style:style>
    <style:style style:name="P44" style:family="paragraph" style:parent-style-name="List_20_Paragraph">
      <style:paragraph-properties fo:margin-left="0.5in" fo:margin-right="0in" fo:text-indent="0.25in" style:auto-text-indent="false"/>
    </style:style>
    <style:style style:name="P45" style:family="paragraph" style:parent-style-name="List_20_Paragraph">
      <style:paragraph-properties fo:margin-left="1in" fo:margin-right="0in" fo:text-indent="0in" style:auto-text-indent="false"/>
    </style:style>
    <style:style style:name="P46" style:family="paragraph" style:parent-style-name="List_20_Paragraph">
      <style:paragraph-properties fo:margin-left="1in" fo:margin-right="0in" fo:text-indent="0in" style:auto-text-indent="false"/>
      <style:text-properties style:font-name="Cambria" fo:font-size="12pt" style:font-size-asian="12pt" style:font-name-complex="Times New Roman1" style:font-size-complex="12pt"/>
    </style:style>
    <style:style style:name="P47" style:family="paragraph" style:parent-style-name="List_20_Paragraph">
      <style:paragraph-properties fo:margin-left="1in" fo:margin-right="0in" fo:text-indent="0in" style:auto-text-indent="false"/>
      <style:text-properties style:font-name="Times New Roman" fo:font-size="14pt" style:font-size-asian="14pt" style:font-name-complex="Times New Roman1" style:font-size-complex="14pt"/>
    </style:style>
    <style:style style:name="T1"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font-weight-complex="bold"/>
    </style:style>
    <style:style style:name="T6"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7" style:family="text">
      <style:text-properties style:font-name="Cambria" fo:font-size="12pt" style:font-size-asian="12pt" style:font-size-complex="12pt"/>
    </style:style>
    <style:style style:name="T8" style:family="text">
      <style:text-properties style:font-name="Cambria" fo:font-size="12pt" style:font-size-asian="12pt" style:font-name-complex="Times New Roman1" style:font-size-complex="12pt"/>
    </style:style>
    <style:style style:name="T9" style:family="text">
      <style:text-properties style:font-name="Cambria" fo:font-size="12pt" fo:font-weight="bold" style:font-size-asian="12pt" style:font-weight-asian="bold" style:font-name-complex="Times New Roman1" style:font-size-complex="12pt"/>
    </style:style>
    <style:style style:name="T10" style:family="text">
      <style:text-properties style:font-name="Cambria" fo:font-size="12pt" fo:font-weight="bold" style:font-size-asian="12pt" style:font-weight-asian="bold" style:font-name-complex="Times New Roman1" style:font-size-complex="12pt" style:font-weight-complex="bold"/>
    </style:style>
    <style:style style:name="T11" style:family="text">
      <style:text-properties style:font-name="Cambria" fo:font-size="12pt" fo:font-weight="bold" style:font-size-asian="12pt" style:font-weight-asian="bold" style:font-size-complex="12pt"/>
    </style:style>
    <style:style style:name="T12" style:family="text">
      <style:text-properties style:font-name="Cambria" style:font-name-complex="Times New Roman1"/>
    </style:style>
    <style:style style:name="T13" style:family="text">
      <style:text-properties style:font-name="Cambria" fo:font-size="14pt" style:text-underline-style="solid" style:text-underline-width="auto" style:text-underline-color="font-color"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text:span text:style-name="T1">Use Cases :-</text:span></text:p>
      <text:p text:style-name="P15"/>
      <text:list xml:id="list259809994" text:style-name="WWNum1">
        <text:list-item>
          <text:p text:style-name="P17"><text:span text:style-name="T5">Use case for a user who is using the system for the first time.</text:span></text:p>
        </text:list-item>
      </text:list>
      <text:list xml:id="list1923431626" text:style-name="WWNum2">
        <text:list-item>
          <text:p text:style-name="P5"><text:span text:style-name="T8">I came to know about the service from a friend of mine.</text:span></text:p>
        </text:list-item>
        <text:list-item>
          <text:p text:style-name="P5"><text:span text:style-name="T8">I opened the browser and entered the IP of the server.</text:span></text:p>
        </text:list-item>
        <text:list-item>
          <text:p text:style-name="P5"><text:span text:style-name="T8">The interface came up and there is option for logging in.</text:span></text:p>
        </text:list-item>
        <text:list-item>
          <text:p text:style-name="P31"><text:span text:style-name="T8">I choose not to login or register but there was an option to “</text:span><text:span text:style-name="T10">Start Listening Songs Instantly without Logging In</text:span><text:span text:style-name="T8">!!”</text:span></text:p>
        </text:list-item>
        <text:list-item>
          <text:p text:style-name="P5"><text:span text:style-name="T8">I selected the type of music from the drop down menu and selected the type which I had to hear at that time.</text:span></text:p>
        </text:list-item>
        <text:list-item>
          <text:p text:style-name="P5"><text:span text:style-name="T8">In the right side I got all the albums related to that music type.</text:span></text:p>
        </text:list-item>
        <text:list-item>
          <text:p text:style-name="P5"><text:span text:style-name="T8">I then select the view for songs list.</text:span></text:p>
        </text:list-item>
        <text:list-item>
          <text:p text:style-name="P5"><text:span text:style-name="T8">I select the song; double click on it to “it adds the selected song to a playlist”.</text:span></text:p>
        </text:list-item>
        <text:list-item>
          <text:p text:style-name="P5"><text:span text:style-name="T8">I select some more songs.</text:span></text:p>
        </text:list-item>
        <text:list-item>
          <text:p text:style-name="P5"><text:span text:style-name="T8">Then I select some more songs but on selecting more than </text:span><text:span text:style-name="T10">20 </text:span><text:span text:style-name="T8">it gives a message “To</text:span><text:span text:style-name="T9"> add more songs to your playlist</text:span><text:span text:style-name="T8"> </text:span><text:span text:style-name="T10">Register”.</text:span></text:p>
        </text:list-item>
        <text:list-item>
          <text:p text:style-name="P5"><text:span text:style-name="T8">Then a link for the Registration page pops up.</text:span></text:p>
        </text:list-item>
        <text:list-item>
          <text:p text:style-name="P31"><text:span text:style-name="T8">Choose Register later and listen to my original playlist.</text:span></text:p>
        </text:list-item>
        <text:list-item>
          <text:p text:style-name="P31"><text:span text:style-name="T8">The option to save playlist is also not highlighted. Instead on keeping mouse on save playlist a notification to register to enable save playlist comes up and dims away.</text:span></text:p>
        </text:list-item>
        <text:list-item>
          <text:p text:style-name="P31"><text:span text:style-name="T8"><text:s/>I copy the playlist into my player and start listening the songs.</text:span></text:p>
        </text:list-item>
      </text:list>
      <text:p text:style-name="P9"/>
      <text:p text:style-name="P9"/>
      <text:p text:style-name="P34"/>
      <text:p text:style-name="P34"/>
      <text:p text:style-name="P34"><text:soft-page-break/></text:p>
      <text:list xml:id="list310378643" text:continue-list="list259809994" text:style-name="WWNum1">
        <text:list-item>
          <text:p text:style-name="P32"><text:span text:style-name="T4">Use case about how a user creates various playlists for various reasons.</text:span></text:p>
        </text:list-item>
      </text:list>
      <text:p text:style-name="P10"/>
      <text:list xml:id="list1650130310" text:style-name="WWNum9">
        <text:list-item>
          <text:p text:style-name="P7"><text:span text:style-name="T8">First user opens the website in the web browser.</text:span></text:p>
        </text:list-item>
        <text:list-item>
          <text:p text:style-name="P7"><text:span text:style-name="T8">As our website is for both existing user and non-existing user, the user who has no account in our website can also able to play songs but cannot save the play list.</text:span></text:p>
        </text:list-item>
        <text:list-item>
          <text:p text:style-name="P7"><text:span text:style-name="T8">As the user has existing account, user login with username and password.</text:span></text:p>
        </text:list-item>
        <text:list-item>
          <text:p text:style-name="P7"><text:span text:style-name="T8">Now user starts with searching a song of his choice depending upon his mood.</text:span></text:p>
        </text:list-item>
        <text:list-item>
          <text:p text:style-name="P7"><text:span text:style-name="T8">As user continuously adding songs a play list is creating side by side, and at the end on clicking save play list option button, user enters the name of play list like party songs, soft songs etc.</text:span></text:p>
        </text:list-item>
        <text:list-item>
          <text:p text:style-name="P7"><text:span text:style-name="T8">Now if user wants to add more songs in existing play list he can add simple by clicking on the songs and at the end click on save play list.</text:span></text:p>
        </text:list-item>
        <text:list-item>
          <text:p text:style-name="P7"><text:span text:style-name="T8">If user wants to create different play list according to his mood, he can click on new play list option button and now a fresh play list start creating.</text:span></text:p>
        </text:list-item>
        <text:list-item>
          <text:p text:style-name="P7"><text:span text:style-name="T8">Now again user can do same thing as he done previously.</text:span></text:p>
        </text:list-item>
      </text:list>
      <text:p text:style-name="P36"/>
      <text:list xml:id="list730605532" text:continue-list="list310378643" text:style-name="WWNum1">
        <text:list-item>
          <text:p text:style-name="P17"><text:span text:style-name="T4">Use case about how a home owner with PC and wifi enabled device use software on his main PC with all his music and how would he uses it from his devices.</text:span></text:p>
        </text:list-item>
      </text:list>
      <text:p text:style-name="P39"/>
      <text:list xml:id="list575085013" text:style-name="WWNum11">
        <text:list-item>
          <text:p text:style-name="P18"><text:span text:style-name="T7">First Home owner(User) Hosts Server by running software on his main PC where songs are stored and specifying IP address.</text:span></text:p>
        </text:list-item>
        <text:list-item>
          <text:p text:style-name="P18"><text:span text:style-name="T7">Software scans songs and shares it to server.</text:span></text:p>
        </text:list-item>
        <text:list-item>
          <text:p text:style-name="P18"><text:span text:style-name="T7">Now User browse from his wifi enabled device to website.</text:span></text:p>
        </text:list-item>
        <text:list-item>
          <text:p text:style-name="P18"><text:span text:style-name="T7">Now User creates a playlist.</text:span></text:p>
        </text:list-item>
        <text:list-item>
          <text:p text:style-name="P18"><text:soft-page-break/><text:span text:style-name="T7">Than User copy URL specified in site to media player and media player plays the song.</text:span></text:p>
        </text:list-item>
        <text:list-item>
          <text:p text:style-name="P18"><text:span text:style-name="T7">User can also play previously saved playlist by login to site.</text:span></text:p>
        </text:list-item>
        <text:list-item>
          <text:p text:style-name="P8"><text:span text:style-name="T8">If user wants to create different play list according to his mood, he can click on new play list option button and now a fresh play list start creating.</text:span></text:p>
        </text:list-item>
      </text:list>
      <text:p text:style-name="P6"><text:span text:style-name="T1">Interviews <text:s/></text:span><text:span text:style-name="T2">:-</text:span></text:p>
      <text:p text:style-name="P6"><text:span text:style-name="T2"><text:tab/></text:span></text:p>
      <text:list xml:id="list1067411406" text:continue-list="list730605532" text:style-name="WWNum1">
        <text:list-item>
          <text:p text:style-name="P16"><text:span text:style-name="T4">A interview of a teacher for streaming audio lectures.</text:span></text:p>
        </text:list-item>
      </text:list>
      <text:p text:style-name="P38"/>
      <text:list xml:id="list973102096" text:style-name="WWNum14">
        <text:list-item>
          <text:p text:style-name="P21"><text:span text:style-name="T11">What material would you like to stream?</text:span></text:p>
        </text:list-item>
      </text:list>
      <text:p text:style-name="P43"><text:span text:style-name="T7">Lectures, tutorials would be a good option. The upload feature should be very <text:s text:c="4"/>user friendly.</text:span></text:p>
      <text:p text:style-name="P42"/>
      <text:list xml:id="list75077993" text:continue-numbering="true" text:style-name="WWNum14">
        <text:list-item>
          <text:p text:style-name="P21"><text:span text:style-name="T11">What all features would you expect from the software?</text:span></text:p>
        </text:list-item>
      </text:list>
      <text:p text:style-name="P37"><text:span text:style-name="T7">Firstly there should be least glitches problem which would in a way depend on bandwidth. Secondly, search option should well organize and retrieval algorithm should be fast enough. Options like recently heard or most heard could be a great help.</text:span></text:p>
      <text:p text:style-name="P19"/>
      <text:list xml:id="list379656620" text:continue-numbering="true" text:style-name="WWNum14">
        <text:list-item>
          <text:p text:style-name="P21"><text:span text:style-name="T11">Would you like any user to hear?</text:span></text:p>
        </text:list-item>
      </text:list>
      <text:p text:style-name="P44"><text:span text:style-name="T7">No, registered users only.</text:span></text:p>
      <text:p text:style-name="P38"/>
      <text:list xml:id="list1253529382" text:continue-numbering="true" text:style-name="WWNum14">
        <text:list-item>
          <text:p text:style-name="P21"><text:span text:style-name="T11">Do you think this software would be beneficial</text:span><text:bookmark text:name="_GoBack"/><text:span text:style-name="T11">?</text:span></text:p>
        </text:list-item>
      </text:list>
      <text:p text:style-name="P37"><text:span text:style-name="T7">Yes, basically to school students as nowadays they are being taught a lot from computer interface .And of course to physically handicapped students who are not privileged enough. </text:span></text:p>
      <text:p text:style-name="P3"/>
      <text:p text:style-name="Standard"><text:span text:style-name="T13">Questionaire</text:span><text:span text:style-name="T7">:- </text:span></text:p>
      <text:p text:style-name="P19"/>
      <text:list xml:id="list899091737" text:continue-list="list1067411406" text:style-name="WWNum1">
        <text:list-item>
          <text:p text:style-name="P16"><text:span text:style-name="T11">Which type of party do you want to organize?</text:span></text:p>
        </text:list-item>
      </text:list>
      <text:list xml:id="list1407196598" text:style-name="WWNum15">
        <text:list-item>
          <text:p text:style-name="P22"><text:span text:style-name="T7">Guest seating</text:span></text:p>
        </text:list-item>
        <text:list-item>
          <text:p text:style-name="P22"><text:span text:style-name="T7">Corporate event</text:span></text:p>
        </text:list-item>
        <text:list-item>
          <text:p text:style-name="P22"><text:span text:style-name="T7">Festival celebration</text:span></text:p>
        </text:list-item>
        <text:list-item>
          <text:p text:style-name="P22"><text:span text:style-name="T7">Grand opening</text:span></text:p>
        </text:list-item>
        <text:list-item>
          <text:p text:style-name="P22"><text:span text:style-name="T7">Holiday Celebration</text:span></text:p>
        </text:list-item>
      </text:list>
      <text:p text:style-name="P3"/>
      <text:list xml:id="list533423657" text:continue-list="list899091737" text:style-name="WWNum1">
        <text:list-item>
          <text:p text:style-name="P16"><text:span text:style-name="T11">In which language would you like to have songs?</text:span><text:span text:style-name="T7">__________________________________</text:span></text:p>
        </text:list-item>
      </text:list>
      <text:p text:style-name="List_20_Paragraph"><text:soft-page-break/><text:span text:style-name="T7">__________________________________________________________________________________________</text:span></text:p>
      <text:p text:style-name="P19"/>
      <text:p text:style-name="P19"/>
      <text:p text:style-name="P19"/>
      <text:list xml:id="list718559600" text:continue-numbering="true" text:style-name="WWNum1">
        <text:list-item>
          <text:p text:style-name="P16"><text:span text:style-name="T11">Any particular type of song you want to play?</text:span></text:p>
        </text:list-item>
      </text:list>
      <text:list xml:id="list22082223" text:style-name="WWNum16">
        <text:list-item>
          <text:p text:style-name="P23"><text:span text:style-name="T7">Country</text:span></text:p>
        </text:list-item>
        <text:list-item>
          <text:p text:style-name="P23"><text:span text:style-name="T7">Dance pop songs</text:span></text:p>
        </text:list-item>
        <text:list-item>
          <text:p text:style-name="P23"><text:span text:style-name="T7">Funk songs</text:span></text:p>
        </text:list-item>
        <text:list-item>
          <text:p text:style-name="P23"><text:span text:style-name="T7">Hip hop songs</text:span></text:p>
        </text:list-item>
        <text:list-item>
          <text:p text:style-name="P23"><text:span text:style-name="T7">Jazz songs</text:span></text:p>
        </text:list-item>
        <text:list-item>
          <text:p text:style-name="P23"><text:span text:style-name="T7">Rock <text:s/>songs</text:span></text:p>
        </text:list-item>
      </text:list>
      <text:p text:style-name="P19"/>
      <text:list xml:id="list989268227" text:style-name="WWNum19">
        <text:list-item>
          <text:p text:style-name="P24"><text:span text:style-name="T11">Any particular song you want to play?</text:span></text:p>
        </text:list-item>
      </text:list>
      <text:list xml:id="list1234068621" text:style-name="WWNum17">
        <text:list-item>
          <text:p text:style-name="P25"><text:span text:style-name="T7">Latest</text:span></text:p>
        </text:list-item>
        <text:list-item>
          <text:p text:style-name="P25"><text:span text:style-name="T7">Most popular songs</text:span></text:p>
        </text:list-item>
      </text:list>
      <text:p text:style-name="P19"/>
      <text:list xml:id="list277619599" text:style-name="WWNum20">
        <text:list-item>
          <text:p text:style-name="P26"><text:span text:style-name="T11">Would you like songs for any particular type of audience?</text:span></text:p>
        </text:list-item>
      </text:list>
      <text:list xml:id="list114262980" text:style-name="WWNum18">
        <text:list-item>
          <text:p text:style-name="P27"><text:span text:style-name="T7">Children</text:span></text:p>
        </text:list-item>
        <text:list-item>
          <text:p text:style-name="P27"><text:span text:style-name="T7">Youth</text:span></text:p>
        </text:list-item>
        <text:list-item>
          <text:p text:style-name="P27"><text:span text:style-name="T7">Family</text:span></text:p>
        </text:list-item>
      </text:list>
      <text:p text:style-name="P19"/>
      <text:list xml:id="list1645355291" text:continue-list="list277619599" text:style-name="WWNum20">
        <text:list-item>
          <text:p text:style-name="P26"><text:span text:style-name="T11">Would you like songs of any particular artist or album?</text:span><text:span text:style-name="T7">______________________________________________________________________________________</text:span></text:p>
        </text:list-item>
      </text:list>
      <text:p text:style-name="List_20_Paragraph"><text:span text:style-name="T7">________________________________________________________________________________________________</text:span></text:p>
      <text:p text:style-name="P19"/>
      <text:p text:style-name="P38"/>
      <text:p text:style-name="P35"/>
      <text:p text:style-name="Standard"><text:span text:style-name="T9">Interviews:</text:span></text:p>
      <text:p text:style-name="Standard"><text:span text:style-name="T3">I.</text:span></text:p>
      <text:p text:style-name="Standard"><text:span text:style-name="T8">1) Are you aware of terms like playlist and streaming?</text:span></text:p>
      <text:p text:style-name="Standard"><text:span text:style-name="T8">Aware of playlist but not streaming and do not know what a music streamindg server is.</text:span></text:p>
      <text:p text:style-name="Standard"><text:span text:style-name="T8">2) Do you prefer to search for songs randomly or do you prefer to categorize them?</text:span></text:p>
      <text:p text:style-name="Standard"><text:span text:style-name="T8">Like to categorize them.</text:span></text:p>
      <text:p text:style-name="Standard"><text:span text:style-name="T8">3) How often do you rate tracks?</text:span></text:p>
      <text:p text:style-name="Standard"><text:span text:style-name="T8">Hardly rate tracks ......no time </text:span></text:p>
      <text:p text:style-name="Standard"><text:span text:style-name="T8">4) Will you prefer to use a software and server as ours ? If yes, why and when? If no, give reasons.</text:span></text:p>
      <text:p text:style-name="Standard"><text:span text:style-name="T8">I will use it only when I am not carrying my ipod .Otherwise I wont.</text:span></text:p>
      <text:p text:style-name="P4"/>
      <text:p text:style-name="Standard"><text:soft-page-break/><text:span text:style-name="T8">II.</text:span></text:p>
      <text:list xml:id="list921368605" text:style-name="WWNum21">
        <text:list-item>
          <text:p text:style-name="P28"><text:span text:style-name="T8">Are you aware of terms like playlist and streaming?</text:span></text:p>
        </text:list-item>
      </text:list>
      <text:p text:style-name="List_20_Paragraph"><text:span text:style-name="T8">Aware of these terms but have no idea about what a music streaming server is .</text:span></text:p>
      <text:list xml:id="list1431982898" text:continue-numbering="true" text:style-name="WWNum21">
        <text:list-item>
          <text:p text:style-name="P28"><text:span text:style-name="T8">Do you prefer to search for songs randomly or do you prefer to categorize them?</text:span></text:p>
        </text:list-item>
      </text:list>
      <text:p text:style-name="P11"><text:span text:style-name="T8">Prefer to categorize.</text:span></text:p>
      <text:list xml:id="list983307804" text:continue-numbering="true" text:style-name="WWNum21">
        <text:list-item>
          <text:p text:style-name="P28"><text:span text:style-name="T8">How often do you rate tracks?</text:span></text:p>
        </text:list-item>
      </text:list>
      <text:p text:style-name="P11"><text:span text:style-name="T8">Never rate tracks.</text:span></text:p>
      <text:list xml:id="list1317554982" text:continue-numbering="true" text:style-name="WWNum21">
        <text:list-item>
          <text:p text:style-name="P28"><text:span text:style-name="T8">Will you prefer to use a software and server as ours ? If yes, why and when? If no, give reasons.</text:span></text:p>
        </text:list-item>
      </text:list>
      <text:p text:style-name="List_20_Paragraph"><text:span text:style-name="T8">I don’t have an ipod. So I will use the software any time provided it can be downloaded from the internet easily even on my mobile phone. </text:span></text:p>
      <text:p text:style-name="P20"/>
      <text:p text:style-name="P20"/>
      <text:p text:style-name="List_20_Paragraph"><text:span text:style-name="T8">III.</text:span></text:p>
      <text:p text:style-name="P20"/>
      <text:list xml:id="list1762415698" text:style-name="WWNum22">
        <text:list-item>
          <text:p text:style-name="P29"><text:span text:style-name="T8">Are you aware of terms like playlist and streaming?</text:span></text:p>
        </text:list-item>
      </text:list>
      <text:p text:style-name="P37"><text:span text:style-name="T8">I have heard these terms and have also used a music streaming server before (some yahoo thing).</text:span></text:p>
      <text:p text:style-name="P40"/>
      <text:list xml:id="list1091306701" text:continue-numbering="true" text:style-name="WWNum22">
        <text:list-item>
          <text:p text:style-name="P29"><text:span text:style-name="T8">Do you prefer to search for songs randomly or do you prefer to categorize them?</text:span></text:p>
        </text:list-item>
      </text:list>
      <text:p text:style-name="P40"/>
      <text:p text:style-name="P37"><text:span text:style-name="T8">I prefer to search randomly.</text:span></text:p>
      <text:p text:style-name="P40"/>
      <text:list xml:id="list677318290" text:continue-numbering="true" text:style-name="WWNum22">
        <text:list-item>
          <text:p text:style-name="P29"><text:span text:style-name="T8">How often do you rate tracks?</text:span></text:p>
        </text:list-item>
      </text:list>
      <text:p text:style-name="P37"><text:span text:style-name="T8">Never rate tracks.</text:span></text:p>
      <text:p text:style-name="P40"/>
      <text:list xml:id="list304545401" text:continue-numbering="true" text:style-name="WWNum22">
        <text:list-item>
          <text:p text:style-name="P29"><text:span text:style-name="T8">Will you prefer to use a software and server as ours ? If yes, why and when? If no, give reasons.</text:span></text:p>
        </text:list-item>
      </text:list>
      <text:p text:style-name="P37"><text:span text:style-name="T8">I will use it only if the capacity to store songs is more. But will not prefer this over an ipod. Will use it if I can view playlists of other people.</text:span></text:p>
      <text:p text:style-name="P40"/>
      <text:p text:style-name="P40"/>
      <text:p text:style-name="P37"><text:span text:style-name="T8">IV.</text:span></text:p>
      <text:p text:style-name="P40"/>
      <text:list xml:id="list1151892958" text:style-name="WWNum23">
        <text:list-item>
          <text:p text:style-name="P30"><text:span text:style-name="T8">Are you aware of terms like playlist and streaming?</text:span></text:p>
        </text:list-item>
      </text:list>
      <text:p text:style-name="P40"/>
      <text:p text:style-name="P37"><text:span text:style-name="T8">I am familiar with the terms but haven’t used any such music streaming server before.</text:span></text:p>
      <text:p text:style-name="P40"/>
      <text:list xml:id="list362161290" text:continue-numbering="true" text:style-name="WWNum23">
        <text:list-item>
          <text:p text:style-name="P30"><text:span text:style-name="T8">Do you prefer to search for songs randomly or do you prefer to categorize them?</text:span></text:p>
        </text:list-item>
      </text:list>
      <text:p text:style-name="P45"><text:soft-page-break/><text:span text:style-name="T8">Prefer to categorize. And it will be also nice if it gets automatically done and organized into folders.</text:span></text:p>
      <text:p text:style-name="P46"/>
      <text:p text:style-name="P46"/>
      <text:list xml:id="list365242845" text:continue-numbering="true" text:style-name="WWNum23">
        <text:list-item>
          <text:p text:style-name="P30"><text:span text:style-name="T8">How often do you rate tracks?</text:span></text:p>
        </text:list-item>
      </text:list>
      <text:p text:style-name="P45"><text:span text:style-name="T8">Do not rate tracks.</text:span></text:p>
      <text:p text:style-name="P46"/>
      <text:list xml:id="list267204604" text:continue-numbering="true" text:style-name="WWNum23">
        <text:list-item>
          <text:p text:style-name="P30"><text:span text:style-name="T8">Will you prefer to use a software and server as ours ? If yes, why and when? If no, give reasons.</text:span></text:p>
        </text:list-item>
      </text:list>
      <text:p text:style-name="P12"><text:span text:style-name="T8">If <text:s/>I have a good internet speed then I may use it.</text:span></text:p>
      <text:p text:style-name="P13"/>
      <text:p text:style-name="P12"><text:span text:style-name="T8">Suggestions:</text:span></text:p>
      <text:p text:style-name="P12"><text:span text:style-name="T8">Clarity should be there.</text:span></text:p>
      <text:p text:style-name="P12"><text:span text:style-name="T8">It will be nice if lyrics of the songs are also provided .</text:span></text:p>
      <text:p text:style-name="P47"/>
      <text:p text:style-name="P41"/>
      <text:p text:style-name="P41"/>
      <text:p text:style-name="P41"/>
      <text:p text:style-name="P1"/>
      <text:p text:style-name="P1"/>
      <text:p text:style-name="Standard"/>
      <text:p text:style-name="P33">From music aficionado</text:p>
      <text:p text:style-name="P33">GOODIES FOR THE GOOD FELLOW WHO DID REGISTER : </text:p>
      <text:p text:style-name="P33"/>
      <text:p text:style-name="P33">Rate User Playlist : </text:p>
      <text:p text:style-name="P33">Registered users should be able to rate one's playlist on a scale of 1 to 10 . Also one should be able to tag the playlist to a genre that suits closest to the kind of music involved. </text:p>
      <text:p text:style-name="P33"/>
      <text:p text:style-name="P33">Top 10 playlists of the day : </text:p>
      <text:p text:style-name="P33">According to the ratings provided by the users, the top 10 play lists of the day should be available in the sidebar. It can be either universal or genre specific. </text:p>
      <text:p text:style-name="P33"/>
      <text:p text:style-name="P33">Artist Section : </text:p>
      <text:p text:style-name="P33">Apart from mainstream music , there should be a section devoted only for musicians/composers to upload their own compositions and form play lists for the same. </text:p>
      <text:p text:style-name="P33"><text:soft-page-break/>This section will contain only original unsigned material bound under creative commence. </text:p>
      <text:p text:style-name="P33">Tracks from this section will not appear in the main area <text:s/>unless explicitly demanded by the user. </text:p>
      <text:p text:style-name="P33"/>
      <text:p text:style-name="P33">Playlist Match : </text:p>
      <text:p text:style-name="P33">The greater the match between my playlist and someone else's playlist , the more should be the chances of that person showing up in my suggestions. This way , people with similar music taste can come together and socialize. Also , once I add that person in my cheklist/ favourites, <text:s/>I will be updated about any new additions that person makes in his playlist.</text:p>
      <text:p text:style-name="P33"/>
      <text:p text:style-name="P33">Playlistism : </text:p>
      <text:p text:style-name="P33"/>
      <text:p text:style-name="P33">It's a fairly new age concept which can be loosely defined as discrimination based not on race, gender, or religion, but rather on the basis of what music a person listens to and associates with himself. </text:p>
      <text:p text:style-name="P33"/>
      <text:p text:style-name="P33">The kind of music a person listens to describes a lot about his/her personality and is extensively used by lots of people to choose/discard people they want to be connected to in any manner. </text:p>
      <text:p text:style-name="P33"/>
      <text:p text:style-name="P33">Keeping that in mind , a registered user's page will also contain a little comments/testimonial section </text:p>
      <text:p text:style-name="P33">apart from the music stuff that other registered members can scribble onto.</text:p>
      <text:p text:style-name="P33"/>
      <text:p text:style-name="P33">Music Suggestion :</text:p>
      <text:p text:style-name="P33">If a user thinks he/she has successfully judged the taste some person 'X' bears in music upon browsing through his/her playlist , the user should be able to suggest this person 'X' other songs that he/she might like.</text:p>
      <text:p text:style-name="P33">(If you observe closely this can also be <text:s/>a part of Playlistism as well) </text:p>
      <text:p text:style-name="P33"><text:soft-page-break/></text:p>
      <text:p text:style-name="P33"/>
      <text:p text:style-name="P33"/>
      <text:p text:style-name="P33"/>
      <text:p text:style-name="P33"/>
      <text:p text:style-name="P33"/>
      <text:p text:style-name="P33"/>
      <text:p text:style-name="P33"/>
      <text:p text:style-name="P33"/>
      <text:p text:style-name="P33">Royalty free music:</text:p>
      <text:p text:style-name="P33"/>
      <text:p text:style-name="P33">Royalty free music is where a person in need of a composition for a movie , advertisement, documentary , etc. <text:s/>buys it from the musician and thereafter owns all rights to it. No royalty is enjoyed by the original composer but he does get a fair deal of money for that one time sale. </text:p>
      <text:p text:style-name="P33"/>
      <text:p text:style-name="P33">A section can be made wherein composers can put up their snippets on sale and interested users can make that transaction. </text:p>
      <text:p text:style-name="P33"/>
      <text:p text:style-name="P33"/>
      <text:p text:style-name="P33"/>
      <text:p text:style-name="P33"/>
      <text:p text:style-name="P33">THE <text:s/>TECHNOLOGICALLY CHALLANGED UNREGISTERED USER: </text:p>
      <text:p text:style-name="P33"/>
      <text:p text:style-name="P33">The unregistered user only gets to browse through others play lists.</text:p>
      <text:p text:style-name="P33">He/She cannot like/comment/suggest anything. </text:p>
      <text:p text:style-name="P33">The playlist created by this user lasts only for the current session and expires thereaf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ce style:name="Symbol" svg:font-family="Symbol"/>
    <style:font-face style:name="Wingdings" svg:font-family="Wingdings"/>
    <style:font-face style:name="Courier New" svg:font-family="'Courier New'" style:font-adornments="Normal"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N"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ListLabel_20_2" style:display-name="ListLabel 2" style:family="text">
      <style:text-properties fo:font-weight="normal" style:font-weight-asian="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8126in" fo:text-indent="-0.25in" fo:margin-left="0.8126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format="1" text:start-value="4">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781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1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8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11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11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8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11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11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8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781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1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8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11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11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8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11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11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8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cycles>1</meta:editing-cycles>
    <meta:creation-date>2011-02-18T00:27:17</meta:creation-date>
    <meta:editing-duration>P0D</meta:editing-duration>
    <meta:generator>OpenOffice.org/3.3$Linux OpenOffice.org_project/330m20$Build-9567</meta:generator>
    <meta:document-statistic meta:table-count="0" meta:image-count="0" meta:object-count="0" meta:page-count="8" meta:paragraph-count="136" meta:word-count="1738" meta:character-count="9432"/>
    <meta:user-defined meta:name="AppVersion">12.0000</meta:user-defined>
    <meta:user-defined meta:name="Company">DA-II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